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L1">
      <style:paragraph-properties fo:line-height="150%"/>
    </style:style>
    <style:style style:name="P4" style:family="paragraph" style:parent-style-name="Standard" style:list-style-name="L2">
      <style:paragraph-properties fo:line-height="150%"/>
    </style:style>
    <style:style style:name="P5" style:family="paragraph" style:parent-style-name="Standard" style:list-style-name="L3">
      <style:paragraph-properties fo:line-height="150%"/>
    </style:style>
    <style:style style:name="P6" style:family="paragraph" style:parent-style-name="Standard" style:list-style-name="L4">
      <style:paragraph-properties fo:line-height="150%"/>
    </style:style>
    <style:style style:name="P7" style:family="paragraph" style:parent-style-name="Standard" style:list-style-name="L5">
      <style:paragraph-properties fo:line-height="150%"/>
    </style:style>
    <style:style style:name="P8" style:family="paragraph" style:parent-style-name="Standard" style:list-style-name="L6">
      <style:paragraph-properties fo:line-height="150%"/>
    </style:style>
    <style:style style:name="P9" style:family="paragraph" style:parent-style-name="Standard" style:list-style-name="L7">
      <style:paragraph-properties fo:line-height="150%"/>
    </style:style>
    <style:style style:name="P10" style:family="paragraph" style:parent-style-name="Standard" style:list-style-name="L3">
      <style:paragraph-properties fo:line-height="150%" fo:padding="0.0291in" fo:border-left="none" fo:border-right="none" fo:border-top="none" fo:border-bottom="0.0008in solid #000000" style:join-border="false"/>
    </style:style>
    <style:style style:name="P11" style:family="paragraph" style:parent-style-name="Standard" style:list-style-name="L4">
      <style:paragraph-properties fo:line-height="150%" fo:padding="0.0291in" fo:border-left="none" fo:border-right="none" fo:border-top="none" fo:border-bottom="0.0008in solid #000000" style:join-border="false"/>
    </style:style>
    <style:style style:name="P12" style:family="paragraph" style:parent-style-name="Standard" style:list-style-name="L6">
      <style:paragraph-properties fo:line-height="150%" fo:padding="0.0291in" fo:border-left="none" fo:border-right="none" fo:border-top="none" fo:border-bottom="0.0008in solid #000000" style:join-border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change</text:p>
      <text:p text:style-name="P1"/>
      <text:p text:style-name="P1">Problems go wrong in a deep space exploration</text:p>
      <text:p text:style-name="P1">Prblems go wrong in a deep sea exploration</text:p>
      <text:p text:style-name="P1">^ is this not relatable?</text:p>
      <text:p text:style-name="P1"/>
      <text:p text:style-name="P1">Should it be more extreme real life situations</text:p>
      <text:p text:style-name="P1"/>
      <text:p text:style-name="P1">**working in the service industry**</text:p>
      <text:p text:style-name="P1"/>
      <text:p text:style-name="P1">Worker at McDiddlies</text:p>
      <text:p text:style-name="P1">Have to deal with unruly customers</text:p>
      <text:p text:style-name="P1">Higher up inspecting the store that day</text:p>
      <text:p text:style-name="P1">?score depends if you get a promotion or fired</text:p>
      <text:p text:style-name="P1">Have to deal with other bullshit coworker related problems</text:p>
      <text:p text:style-name="P1">?work at drive through or cashier</text:p>
      <text:list xml:id="list2625655404275544978" text:style-name="L1">
        <text:list-item>
          <text:list>
            <text:list-item>
              <text:p text:style-name="P3">could get moved from one spot to the other</text:p>
            </text:list-item>
          </text:list>
        </text:list-item>
      </text:list>
      <text:p text:style-name="P1">conflicting thoughts because you dont like the manager or another co worker</text:p>
      <text:list xml:id="list4938004867158668973" text:style-name="L2">
        <text:list-item>
          <text:list>
            <text:list-item>
              <text:p text:style-name="P4">you could get them fired along with your job that you don't necessarily need</text:p>
            </text:list-item>
          </text:list>
        </text:list-item>
      </text:list>
      <text:list xml:id="list1487347152253506770" text:style-name="L3">
        <text:list-item>
          <text:p text:style-name="P5">the story needs some kind of change theme</text:p>
        </text:list-item>
        <text:list-item>
          <text:p text:style-name="P5">getting promotion</text:p>
        </text:list-item>
        <text:list-item>
          <text:p text:style-name="P10">changing deep fry oil from animal to vegitable</text:p>
        </text:list-item>
      </text:list>
      <text:p text:style-name="P1"/>
      <text:p text:style-name="P1">Work as a waiter at McDiddies</text:p>
      <text:list xml:id="list785670271606011237" text:style-name="L4">
        <text:list-item>
          <text:p text:style-name="P6">must deal with the consant people coming in and out with understaffed work</text:p>
        </text:list-item>
        <text:list-item>
          <text:p text:style-name="P11">change of protocol</text:p>
        </text:list-item>
      </text:list>
      <text:p text:style-name="P1">How about chaning memory to better suit your needs</text:p>
      <text:list xml:id="list1344321012087238215" text:style-name="L5">
        <text:list-item>
          <text:p text:style-name="P7">start by showing a series of images one right after the other</text:p>
          <text:list>
            <text:list-item>
              <text:p text:style-name="P7">how abstract should the images be?</text:p>
            </text:list-item>
            <text:list-item>
              <text:p text:style-name="P7">Just shapes and visuals?</text:p>
            </text:list-item>
            <text:list-item>
              <text:p text:style-name="P7">JUST DISPLAY X AMMOUNT OF RELATABLE IMAGES</text:p>
            </text:list-item>
            <text:list-item>
              <text:p text:style-name="P7"><text:soft-page-break/></text:p>
            </text:list-item>
          </text:list>
        </text:list-item>
        <text:list-item>
          <text:p text:style-name="P7">start off within a blank space not remembering</text:p>
        </text:list-item>
        <text:list-item>
          <text:p text:style-name="P7">traceback your memories from the picture</text:p>
        </text:list-item>
        <text:list-item>
          <text:p text:style-name="P7">then play the entire story back with the correct values</text:p>
        </text:list-item>
      </text:list>
      <text:p text:style-name="P1">Major Plotpoits:</text:p>
      <text:list xml:id="list4675122953499216203" text:style-name="L6">
        <text:list-item>
          <text:p text:style-name="P8">intro set up in a dark room trying to remember wher you are and what happened (YAY AMNESIA)</text:p>
        </text:list-item>
        <text:list-item>
          <text:p text:style-name="P8">reveal that you are in solitary (or should we</text:p>
          <text:list>
            <text:list-item>
              <text:p text:style-name="P8">the voice in my head is not helping me make decisions</text:p>
            </text:list-item>
            <text:list-item>
              <text:p text:style-name="P8">who the fuck would ever want to do write interactive stories</text:p>
            </text:list-item>
            <text:list-item>
              <text:p text:style-name="P8">this shit is hard</text:p>
            </text:list-item>
            <text:list-item>
              <text:p text:style-name="P8">im just tired</text:p>
            </text:list-item>
            <text:list-item>
              <text:p text:style-name="P8">if you are somehow reading this and you write interactive stories then good on you</text:p>
            </text:list-item>
            <text:list-item>
              <text:p text:style-name="P8">teach me your secrets plz</text:p>
            </text:list-item>
            <text:list-item>
              <text:p text:style-name="P8">I would much appriciate it</text:p>
            </text:list-item>
            <text:list-item>
              <text:p text:style-name="P8">maybe I am just using this as a writing tool</text:p>
            </text:list-item>
            <text:list-item>
              <text:p text:style-name="P8">OMG I CANT BELIEVE I FORGOT ABOUT THE TRICK</text:p>
            </text:list-item>
            <text:list-item>
              <text:p text:style-name="P8">to just write literarry vommit until something of use spews from the keyboard</text:p>
            </text:list-item>
          </text:list>
        </text:list-item>
        <text:list-item>
          <text:p text:style-name="P8">think of the correct story, then think of all the possible illusionary perceptions of the story that relate to the mind's abiility to change memories</text:p>
          <text:list>
            <text:list-item>
              <text:p text:style-name="P12">you come back home. You take note of <text:s/>the surroundings. You walking into your room to reveal that your wife is cheating on you. </text:p>
            </text:list-item>
          </text:list>
        </text:list-item>
      </text:list>
      <text:p text:style-name="P1">NEW IDEA</text:p>
      <text:list xml:id="list5897566671744872249" text:style-name="L7">
        <text:list-item>
          <text:p text:style-name="P9">you know what you did, you know you killed your wife</text:p>
        </text:list-item>
        <text:list-item>
          <text:p text:style-name="P9">but you are unhappy with your choices</text:p>
        </text:list-item>
        <text:list-item>
          <text:p text:style-name="P9">as time progresses, you change your memories to make it seem like your situation in better than what it seems</text:p>
        </text:list-item>
        <text:list-item>
          <text:p text:style-name="P9">the story takes place right after you killed them</text:p>
        </text:list-item>
        <text:list-item>
          <text:p text:style-name="P9">dont need to exactly give reasons why, that can be apart of the game</text:p>
        </text:list-item>
        <text:list-item>
          <text:p text:style-name="P9">5 key thigns to rememeber, 2/3 intro block, a single closing block, 1 switch block, 5 rememberance blocks</text:p>
        </text:list-item>
        <text:list-item>
          <text:p text:style-name="P9"><text:soft-page-break/>what you have for break fast</text:p>
        </text:list-item>
        <text:list-item>
          <text:p text:style-name="P9">one other thing</text:p>
        </text:list-item>
        <text:list-item>
          <text:p text:style-name="P9">look at alex's phone and discover alex has been cheating</text:p>
        </text:list-item>
        <text:list-item>
          <text:p text:style-name="P9">killing sceen</text:p>
        </text:list-item>
        <text:list-item>
          <text:p text:style-name="P9">final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if Myer</meta:initial-creator>
    <meta:creation-date>2015-04-01T21:14:27.08</meta:creation-date>
    <dc:date>2015-04-06T09:50:23.87</dc:date>
    <dc:creator>Leif Myer</dc:creator>
    <meta:editing-duration>PT19H15M51S</meta:editing-duration>
    <meta:editing-cycles>29</meta:editing-cycles>
    <meta:generator>OpenOffice/4.0.1$Win32 OpenOffice.org_project/401m5$Build-9714</meta:generator>
    <meta:document-statistic meta:table-count="0" meta:image-count="0" meta:object-count="0" meta:page-count="3" meta:paragraph-count="56" meta:word-count="519" meta:character-count="2658"/>
  </office:meta>
</office:document-meta>
</file>